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0f6d12" officeooo:paragraph-rsid="000f6d12"/>
    </style:style>
    <style:style style:name="P2" style:family="paragraph" style:parent-style-name="Standard">
      <style:text-properties officeooo:rsid="000bf4da" officeooo:paragraph-rsid="000bf4da"/>
    </style:style>
    <style:style style:name="P3" style:family="paragraph" style:parent-style-name="Standard">
      <style:text-properties officeooo:rsid="000ed341" officeooo:paragraph-rsid="000ed341"/>
    </style:style>
    <style:style style:name="T1" style:family="text">
      <style:text-properties officeooo:rsid="000ed341"/>
    </style:style>
    <style:style style:name="T2" style:family="text">
      <style:text-properties officeooo:rsid="00116e53"/>
    </style:style>
    <style:style style:name="Sect1" style:family="section">
      <style:section-properties fo:background-color="#fff5ce" style:writing-mode="page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2">Sections: <text:span text:style-name="T1">For RTF, if the first paragraph is also a section, then on saving it will introduce an empty section (although it doesn't accumulate, because import adds a Page Break to the first paragraph, which prevents appending another section...)</text:span></text:p>
      </text:section>
      <text:p text:style-name="P3">This problem is not shared with DOC or DOCX, which write their section information at the end of the section, not at the beginning. Since a document already starts with an implicit section, there is no need to preface the first section with \sect\sec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" fo:font-family="'Liberation Sans'" style:font-style-name="Regular" style:font-family-generic="swiss" style:font-pitch="variable" fo:language="en" fo:country="C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6d12" officeooo:paragraph-rsid="000f6d12"/>
    </style:style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y head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3:11:48.660133773</meta:creation-date>
    <dc:date>2019-01-09T14:35:02.323941694</dc:date>
    <meta:editing-duration>PT11M5S</meta:editing-duration>
    <meta:editing-cycles>6</meta:editing-cycles>
    <meta:generator>LibreOfficeDev/6.3.0.0.alpha0$Linux_X86_64 LibreOffice_project/03ca69f417ae3714e7af886b9260919c1d8d7d5f</meta:generator>
    <meta:document-statistic meta:table-count="0" meta:image-count="0" meta:object-count="0" meta:page-count="1" meta:paragraph-count="3" meta:word-count="85" meta:character-count="507" meta:non-whitespace-character-count="425"/>
  </office:meta>
</office:document-meta>
</file>